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7.401cm"/>
    </style:style>
    <style:style style:name="co4" style:family="table-column">
      <style:table-column-properties fo:break-before="auto" style:column-width="11.859cm"/>
    </style:style>
    <style:style style:name="co5" style:family="table-column">
      <style:table-column-properties fo:break-before="auto" style:column-width="5.844cm"/>
    </style:style>
    <style:style style:name="co6" style:family="table-column">
      <style:table-column-properties fo:break-before="auto" style:column-width="4.307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2" style:family="table-cell" style:parent-style-name="Default" style:data-style-name="N3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ext-properties style:use-window-font-color="true"/>
    </style:style>
    <style:style style:name="ce11" style:family="table-cell" style:parent-style-name="Default" style:data-style-name="N0">
      <style:text-properties fo:color="#808080"/>
    </style:style>
    <style:style style:name="ce4" style:family="table-cell" style:parent-style-name="Default" style:data-style-name="N0">
      <style:text-properties fo:color="#069a2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Termine Data Scienc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ntersemester 2023/2024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Nr</text:p>
          </table:table-cell>
          <table:table-cell table:style-name="ce7" office:value-type="string" calcext:value-type="string">
            <text:p>Datum</text:p>
          </table:table-cell>
          <table:table-cell table:style-name="ce7" office:value-type="string" calcext:value-type="string">
            <text:p>Geplante Themen</text:p>
          </table:table-cell>
          <table:table-cell table:style-name="ce7" office:value-type="string" calcext:value-type="string">
            <text:p>Behandelte Theme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3-10-12" calcext:value-type="date">
            <text:p>12.10.23</text:p>
          </table:table-cell>
          <table:table-cell office:value-type="string" calcext:value-type="string">
            <text:p>Zufallsvorgänge, Wahrscheinlichkeit</text:p>
          </table:table-cell>
          <table:table-cell office:value-type="string" calcext:value-type="string">
            <text:p>Zufallsvorgänge, Wahrscheinlichkeit (die Zeit reichte gerade aus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B5]+7" office:value-type="date" office:date-value="2023-10-19" calcext:value-type="date">
            <text:p>19.10.23</text:p>
          </table:table-cell>
          <table:table-cell office:value-type="string" calcext:value-type="string">
            <text:p>Zufallsvariablen</text:p>
          </table:table-cell>
          <table:table-cell office:value-type="string" calcext:value-type="string">
            <text:p>Zufallsvariablen (die Zeit reichte gerade aus)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B6]+7" office:value-type="date" office:date-value="2023-10-26" calcext:value-type="date">
            <text:p>26.10.23</text:p>
          </table:table-cell>
          <table:table-cell office:value-type="string" calcext:value-type="string">
            <text:p>Standardverteilungen</text:p>
          </table:table-cell>
          <table:table-cell office:value-type="string" calcext:value-type="string">
            <text:p>Bernoulli; Binomial; Poisson; N(0,1); N(mu,sgm^2); Pareto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B7]+7" office:value-type="date" office:date-value="2023-11-02" calcext:value-type="date">
            <text:p>02.11.23</text:p>
          </table:table-cell>
          <table:table-cell office:value-type="string" calcext:value-type="string">
            <text:p>Zufallsvektoren</text:p>
          </table:table-cell>
          <table:table-cell office:value-type="string" calcext:value-type="string">
            <text:p>Emp. Verteilungen; Exp; Rechteck; t; Zufallsvektoren bis Unabhängigkei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B8]+7" office:value-type="date" office:date-value="2023-11-09" calcext:value-type="date">
            <text:p>09.11.23</text:p>
          </table:table-cell>
          <table:table-cell office:value-type="string" calcext:value-type="string">
            <text:p>Kovarianz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B9]+7" office:value-type="date" office:date-value="2023-11-16" calcext:value-type="date">
            <text:p>16.11.23</text:p>
          </table:table-cell>
          <table:table-cell office:value-type="string" calcext:value-type="string">
            <text:p>Grenzwertsätz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B10]+7" office:value-type="date" office:date-value="2023-11-23" calcext:value-type="date">
            <text:p>23.11.23</text:p>
          </table:table-cell>
          <table:table-cell office:value-type="string" calcext:value-type="string">
            <text:p>Stichproben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B11]+7" office:value-type="date" office:date-value="2023-11-30" calcext:value-type="date">
            <text:p>30.11.23</text:p>
          </table:table-cell>
          <table:table-cell office:value-type="string" calcext:value-type="string">
            <text:p>Punktschätzung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B12]+7" office:value-type="date" office:date-value="2023-12-07" calcext:value-type="date">
            <text:p>07.12.23</text:p>
          </table:table-cell>
          <table:table-cell table:style-name="ce14" office:value-type="string" calcext:value-type="string">
            <text:p>Intervallschätzung</text:p>
          </table:table-cell>
          <table:table-cell table:style-name="ce11"/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[.B13]+7" office:value-type="date" office:date-value="2023-12-14" calcext:value-type="date">
            <text:p>14.12.23</text:p>
          </table:table-cell>
          <table:table-cell table:style-name="ce14" office:value-type="string" calcext:value-type="string">
            <text:p>Hypothesentests</text:p>
          </table:table-cell>
          <table:table-cell table:style-name="ce4"/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24-01-11" calcext:value-type="date">
            <text:p>11.01.24</text:p>
          </table:table-cell>
          <table:table-cell office:value-type="string" calcext:value-type="string">
            <text:p>Erwartungswerttests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[.B15]+7" office:value-type="date" office:date-value="2024-01-18" calcext:value-type="date">
            <text:p>18.01.24</text:p>
          </table:table-cell>
          <table:table-cell office:value-type="string" calcext:value-type="string">
            <text:p>Andere Test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[.B16]+7" office:value-type="date" office:date-value="2024-01-25" calcext:value-type="date">
            <text:p>25.01.24</text:p>
          </table:table-cell>
          <table:table-cell office:value-type="string" calcext:value-type="string">
            <text:p>Bootstrap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[.B17]+7" office:value-type="date" office:date-value="2024-02-01" calcext:value-type="date">
            <text:p>01.02.24</text:p>
          </table:table-cell>
          <table:table-cell table:style-name="ce14" office:value-type="string" calcext:value-type="string">
            <text:p>[Reserve]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2-04T16:53:42Z</meta:creation-date>
    <dc:date>2023-11-06T13:49:45.144270148</dc:date>
    <meta:editing-cycles>37</meta:editing-cycles>
    <meta:editing-duration>PT2H3M58S</meta:editing-duration>
    <meta:document-statistic meta:table-count="1" meta:cell-count="52" meta:object-count="0"/>
  </office:meta>
</office:document-meta>
</file>